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70a7" officeooo:paragraph-rsid="001970a7"/>
    </style:style>
    <style:style style:name="P2" style:family="paragraph" style:parent-style-name="Standard">
      <style:text-properties officeooo:rsid="001a6591" officeooo:paragraph-rsid="001a6591"/>
    </style:style>
    <style:style style:name="P3" style:family="paragraph" style:parent-style-name="Standard">
      <style:text-properties officeooo:rsid="001b5499" officeooo:paragraph-rsid="001b5499"/>
    </style:style>
    <style:style style:name="T1" style:family="text">
      <style:text-properties officeooo:rsid="001a6591"/>
    </style:style>
    <style:style style:name="T2" style:family="text">
      <style:text-properties officeooo:rsid="001b5499"/>
    </style:style>
    <style:style style:name="T3" style:family="text">
      <style:text-properties officeooo:rsid="001c50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facile : </text:p>
      <text:p text:style-name="P1"/>
      <text:p text:style-name="P1">Nous avons réalisé deux <text:span text:style-name="T1">IA facile car nous avons eu des retours disant que la première est très facile à battre.</text:span></text:p>
      <text:p text:style-name="P1"/>
      <text:p text:style-name="P2"><text:span text:style-name="T2">Principe des deux</text:span> IA :</text:p>
      <text:p text:style-name="P2"/>
      <text:p text:style-name="P2">L'algorithme est simple, l'IA cherche si elle peut gagner et si elle peut empêcher des coups gagnant pour l'adversaire. <text:span text:style-name="T2">S</text:span>i rien n'est possible, elle renvoi<text:span text:style-name="T2">e</text:span> une coordonnée aléatoire dans une liste de point<text:span text:style-name="T2">s</text:span> centrée sur le jeu détaill<text:span text:style-name="T2">é ci-dessous.</text:span></text:p>
      <text:p text:style-name="P2"/>
      <text:p text:style-name="P2">Pour <text:span text:style-name="T2">vérifier</text:span> si elle peut gagner, elle pose son pion sur une case et <text:span text:style-name="T2">test</text:span> si la partie est terminé.</text:p>
      <text:p text:style-name="P2"/>
      <text:p text:style-name="P2">Pour empêcher un coup gagnant elle <text:span text:style-name="T2">vérifie</text:span> si , en posant un pion de la couleur adverse, <text:span text:style-name="T2">il </text:span>gagne. <text:span text:style-name="T2">S</text:span>i oui elle le pose à sa place. Si aucun<text:span text:style-name="T2">e</text:span> <text:span text:style-name="T2">combinaison de quatre pions n</text:span>'a été trouvé<text:span text:style-name="T2">e,</text:span> elle <text:span text:style-name="T2">test</text:span> s'il y a des <text:span text:style-name="T2">combinaisons de type</text:span> « trois libres » adverses pour bloquer un <text:span text:style-name="T2">des deux </text:span>côté<text:span text:style-name="T2">s</text:span>.</text:p>
      <text:p text:style-name="P2"/>
      <text:p text:style-name="P3">Dans le cas du tirage aléatoire, nous faisons un pré-traitement sur le plateau de jeu. Nous récupérons une liste de points avec un poids. Ce poids correspond à la population de pions autour de la coordonnée. Puis nous récupérons un point aléatoirement dans cette liste. </text:p>
      <text:p text:style-name="P2"/>
      <text:p text:style-name="P2">Algorithme :</text:p>
      <text:p text:style-name="P2"/>
      <text:p text:style-name="P2">jouer( plateau de jeu ) :</text:p>
      <text:p text:style-name="P2"><text:tab/>coordonne c</text:p>
      <text:p text:style-name="P2"><text:tab/>c = trouverCoupGagnant</text:p>
      <text:p text:style-name="P2"><text:tab/>si (<text:span text:style-name="T2">(</text:span>c.x &amp; c.y) = -1) </text:p>
      <text:p text:style-name="P2"><text:tab/><text:tab/>c = empecherQuatreCouleurInverse</text:p>
      <text:p text:style-name="P2"><text:tab/><text:tab/>si ('c.x &amp; c.y) = -1) </text:p>
      <text:p text:style-name="P2"><text:tab/><text:tab/><text:tab/>c = empecherTroisLibreCouleurInverse</text:p>
      <text:p text:style-name="P2"><text:tab/></text:p>
      <text:p text:style-name="P2"><text:tab/><text:span text:style-name="T2">si((c.x &amp; c.y) = -1)</text:span></text:p>
      <text:p text:style-name="P2"><text:tab/><text:tab/><text:span text:style-name="T2">c = coupAleatoire</text:span></text:p>
      <text:p text:style-name="P2"/>
      <text:p text:style-name="P2"><text:tab/><text:span text:style-name="T2">renvoyer c</text:span></text:p>
      <text:p text:style-name="P2"/>
      <text:p text:style-name="P2"/>
      <text:p text:style-name="P3">Pour notre première IA, <text:span text:style-name="T3">les</text:span> configurations « quatre libre » et « trois libre » <text:span text:style-name="T3">ne sont considérées</text:span> que si les pions <text:span text:style-name="T3">sont à la suite</text:span>. De ce fait, les joueurs qui faisait une ou deux parties s'en rendai<text:span text:style-name="T3">ent</text:span> compte. <text:span text:style-name="T3">Ils la</text:span>iss<text:span text:style-name="T3">aient</text:span> un espace libre dans leur configuration pour vaincre l'IA (par ex<text:span text:style-name="T3">e</text:span>mple ils posaient <text:span text:style-name="T3">deux pions</text:span> puis laissaient un trou et repos<text:span text:style-name="T3">aient</text:span> deux pions, ainsi l'IA ne bloquait pas le cinquième pion).</text:p>
      <text:p text:style-name="P3">Pour améliorer cette IA nous avons donc pris en compte les trous. <text:span text:style-name="T3">M</text:span>aintenant, nous obtenons une IA très défensive sur des coups simples. Pour des personnes <text:span text:style-name="T3">débutantes, elle est donc suffis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th </meta:initial-creator>
    <meta:creation-date>2016-06-02T18:02:20.776507189</meta:creation-date>
    <dc:date>2016-06-03T08:06:09.928709064</dc:date>
    <dc:creator>nth </dc:creator>
    <meta:editing-duration>PT7M4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334" meta:character-count="1904" meta:non-whitespace-character-count="1571"/>
  </office:meta>
</office:document-meta>
</file>